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Bee Game Ideas</text:p>
      <text:p text:style-name="P2">Bees</text:p>
      <text:p text:style-name="Normal"><text:span text:style-name="T3">Stings</text:span><text:span text:style-name="T4"><text:s text:c="83"/>Hats</text:span></text:p>
      <text:p text:style-name="Normal"><text:span text:style-name="T5">Tired bees</text:span><text:span text:style-name="T6"><text:s text:c="75"/>Attack mode: individual/ swarm</text:span></text:p>
      <text:p text:style-name="Normal"><text:span text:style-name="T7">Hungry bees/ starvation</text:span><text:span text:style-name="T8"><text:s text:c="50"/>Bee ball</text:span></text:p>
      <text:p text:style-name="Normal"><text:span text:style-name="T9">Attack mode</text:span><text:span text:style-name="T10"><text:s text:c="70"/>Drunk Bees</text:span></text:p>
      <text:p text:style-name="Normal"><text:span text:style-name="T11">Happy bees</text:span><text:span text:style-name="T12"><text:s/></text:span></text:p>
      <text:p text:style-name="Normal"><text:span text:style-name="T13">Poorly bees</text:span></text:p>
      <text:p text:style-name="Normal"><text:span text:style-name="T14">Dead bees</text:span></text:p>
      <text:p text:style-name="Normal"><text:span text:style-name="T15">Princess</text:span></text:p>
      <text:p text:style-name="Normal"><text:span text:style-name="T16">Queen</text:span></text:p>
      <text:p text:style-name="Normal"><text:span text:style-name="T17">W</text:span><text:span text:style-name="T18">orker</text:span></text:p>
      <text:p text:style-name="Normal"><text:span text:style-name="T19">Nurse</text:span></text:p>
      <text:p text:style-name="P20">Enemies <text:s text:c="63"/></text:p>
      <text:p text:style-name="P21">Hornets</text:p>
      <text:p text:style-name="P22">Ants</text:p>
      <text:p text:style-name="P23">Other Hives</text:p>
      <text:p text:style-name="P24">Spiders: wandering spiders/ web spiders</text:p>
      <text:p text:style-name="P25">Birds: eats bees/ spiders</text:p>
      <text:p text:style-name="P26">Threats</text:p>
      <text:p text:style-name="P27">Pesticides</text:p>
      <text:p text:style-name="P28">Invasion</text:p>
      <text:p text:style-name="P29">Weather- wind/ rain/ sunshine/ storms/ temperature</text:p>
      <text:p text:style-name="P30">Starvation</text:p>
      <text:p text:style-name="P31">Eaten</text:p>
      <text:p text:style-name="P32">Battle exhaustion</text:p>
      <text:p text:style-name="P33">Hive</text:p>
      <text:p text:style-name="P34">Counters <text:s text:c="60"/>Threat warnings</text:p>
      <text:soft-page-break/>
      <text:p text:style-name="P35">Expansion <text:s text:c="58"/></text:p>
      <text:p text:style-name="P36">Door blocking during invasion</text:p>
      <text:p text:style-name="P37">Foods</text:p>
      <text:p text:style-name="P38">Bee Bread</text:p>
      <text:p text:style-name="P39">Honey</text:p>
      <text:p text:style-name="P40">Nectar</text:p>
      <text:p text:style-name="P41">Fruit/ Flowers</text:p>
      <text:p text:style-name="P42"/>
      <text:p text:style-name="P43">Home</text:p>
      <text:p text:style-name="P44">Hive</text:p>
      <text:p text:style-name="P45">Tree</text:p>
      <text:p text:style-name="P46">Old log</text:p>
      <text:p text:style-name="P47"/>
      <text:p text:style-name="P48">Reward areas</text:p>
      <text:p text:style-name="P49">Orchard- spiders</text:p>
      <text:p text:style-name="P50">Farm- pesticides</text:p>
      <text:p text:style-name="P51">Meadow- other bees</text:p>
      <text:p text:style-name="P52">Risk/reward</text:p>
      <text:p text:style-name="P53"/>
      <text:p text:style-name="P54">Phase 3</text:p>
      <text:p text:style-name="P55">Challenge mode: timed mode/ human construction site?</text:p>
      <text:p text:style-name="P56">Randomisation/ cool down timers</text:p>
      <text:p text:style-name="P57"/>
      <text:p text:style-name="P58">Flowers</text:p>
      <text:p text:style-name="P59">Higher/ lower<text:s/>pollen/ nectar ratio</text:p>
      <text:p text:style-name="P60">Randomisation generation</text:p>
      <text:p text:style-name="Normal"><text:span text:style-name="T61">Seasonal effe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 Fison</meta:initial-creator>
    <dc:creator>Ben Fison</dc:creator>
    <meta:creation-date>2019-02-09T17:04:00Z</meta:creation-date>
    <dc:date>2019-02-09T17:55:00Z</dc:date>
    <meta:template xlink:href="Normal.dotm" xlink:type="simple"/>
    <meta:editing-cycles>1</meta:editing-cycles>
    <meta:editing-duration>PT3060S</meta:editing-duration>
    <meta:document-statistic meta:page-count="2" meta:paragraph-count="2" meta:word-count="187" meta:character-count="1256" meta:row-count="8" meta:non-whitespace-character-count="1071"/>
  </office:meta>
</office:document-meta>
</file>